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antidad almacenada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Util(KG)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Merma</text:p>
          </table:table-cell>
        </table:table-row>
        <table:table-row table:style-name="ro1">
          <table:table-cell office:value-type="string" calcext:value-type="string">
            <text:p>Costilleja 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formula="of:=VLOOKUP([.B2];[.$G$2:.$H$5];2;0)" office:value-type="float" office:value="0.1" calcext:value-type="float">
            <text:p>0,1</text:p>
          </table:table-cell>
          <table:table-cell table:formula="of:=[.C2]*(1-[.D2])" office:value-type="float" office:value="12.6" calcext:value-type="float">
            <text:p>12,6</text:p>
          </table:table-cell>
          <table:table-cell/>
          <table:table-cell office:value-type="string" calcext:value-type="string">
            <text:p>C</text:p>
          </table:table-cell>
          <table:table-cell table:style-name="ce2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formula="of:=VLOOKUP([.B3];[.$G$2:.$H$5];2;0)" office:value-type="float" office:value="0.22" calcext:value-type="float">
            <text:p>0,22</text:p>
          </table:table-cell>
          <table:table-cell table:formula="of:=[.C3]*(1-[.D3])" office:value-type="float" office:value="19.5" calcext:value-type="float">
            <text:p>19,5</text:p>
          </table:table-cell>
          <table:table-cell/>
          <table:table-cell office:value-type="string" calcext:value-type="string">
            <text:p>V</text:p>
          </table:table-cell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formula="of:=VLOOKUP([.B4];[.$G$2:.$H$5];2;0)" office:value-type="float" office:value="0.25" calcext:value-type="float">
            <text:p>0,25</text:p>
          </table:table-cell>
          <table:table-cell table:formula="of:=[.C4]*(1-[.D4])" office:value-type="float" office:value="9" calcext:value-type="float">
            <text:p>9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anzana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formula="of:=VLOOKUP([.B5];[.$G$2:.$H$5];2;0)" office:value-type="float" office:value="0.22" calcext:value-type="float">
            <text:p>0,22</text:p>
          </table:table-cell>
          <table:table-cell table:formula="of:=[.C5]*(1-[.D5])" office:value-type="float" office:value="28.08" calcext:value-type="float">
            <text:p>28,08</text:p>
          </table:table-cell>
          <table:table-cell/>
          <table:table-cell office:value-type="string" calcext:value-type="string">
            <text:p>P</text:p>
          </table:table-cell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Lubina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VLOOKUP([.B6];[.$G$2:.$H$5];2;0)" office:value-type="float" office:value="0.3" calcext:value-type="float">
            <text:p>0,3</text:p>
          </table:table-cell>
          <table:table-cell table:formula="of:=[.C6]*(1-[.D6])" office:value-type="float" office:value="5.6" calcext:value-type="float">
            <text:p>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m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formula="of:=VLOOKUP([.B7];[.$G$2:.$H$5];2;0)" office:value-type="float" office:value="0.1" calcext:value-type="float">
            <text:p>0,1</text:p>
          </table:table-cell>
          <table:table-cell table:formula="of:=[.C7]*(1-[.D7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formula="of:=VLOOKUP([.B8];[.$G$2:.$H$5];2;0)" office:value-type="float" office:value="0.25" calcext:value-type="float">
            <text:p>0,25</text:p>
          </table:table-cell>
          <table:table-cell table:formula="of:=[.C8]*(1-[.D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ada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formula="of:=VLOOKUP([.B9];[.$G$2:.$H$5];2;0)" office:value-type="float" office:value="0.3" calcext:value-type="float">
            <text:p>0,3</text:p>
          </table:table-cell>
          <table:table-cell table:formula="of:=[.C9]*(1-[.D9])" office:value-type="float" office:value="18.2" calcext:value-type="float">
            <text:p>18,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Bennassar</meta:initial-creator>
    <meta:creation-date>2022-11-21T12:24:18.416576975</meta:creation-date>
    <dc:date>2022-11-21T13:21:27.436093125</dc:date>
    <dc:creator>Samuel Bennassar</dc:creator>
    <meta:editing-duration>PT6M18S</meta:editing-duration>
    <meta:editing-cycles>1</meta:editing-cycles>
    <meta:document-statistic meta:table-count="1" meta:cell-count="55" meta:object-count="0"/>
    <meta:generator>LibreOffice/7.3.5.2$Linux_X86_64 LibreOffice_project/30$Build-2</meta:generator>
  </office:meta>
</office:document-meta>
</file>